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E000000532121E8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1.2083in"/>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margin-left="0.5909in" fo:margin-right="0in" fo:text-align="justify" style:justify-single-word="false" fo:text-indent="0in" style:auto-text-indent="false"/>
    </style:style>
    <style:style style:name="P6" style:family="paragraph" style:parent-style-name="Standard">
      <style:paragraph-properties fo:margin-left="0.5909in" fo:margin-right="0in" fo:text-align="justify" style:justify-single-word="false" fo:text-indent="0in" style:auto-text-indent="false"/>
      <style:text-properties style:font-name="Verdana" fo:font-size="10pt" style:font-size-asian="10pt" style:font-size-complex="10pt"/>
    </style:style>
    <style:style style:name="P7" style:family="paragraph" style:parent-style-name="Standard">
      <style:paragraph-properties fo:margin-top="0in" fo:margin-bottom="0.139in" loext:contextual-spacing="false"/>
    </style:style>
    <style:style style:name="P8" style:family="paragraph" style:parent-style-name="Standard" style:master-page-name="Standard">
      <style:paragraph-properties style:page-number="auto"/>
      <style:text-properties fo:font-weight="bold" style:font-weight-asian="bold"/>
    </style:style>
    <style:style style:name="P9" style:family="paragraph" style:parent-style-name="Header">
      <style:paragraph-properties fo:text-align="center" style:justify-single-word="false"/>
    </style:style>
    <style:style style:name="P10" style:family="paragraph" style:parent-style-name="Normal_20__28_Web_29_">
      <style:paragraph-properties fo:margin-left="0.5909in" fo:margin-right="0in" fo:margin-top="0in" fo:margin-bottom="0in" loext:contextual-spacing="false" fo:text-align="justify" style:justify-single-word="false" fo:text-indent="0in" style:auto-text-indent="false"/>
      <style:text-properties style:font-name="Arial" fo:font-size="11pt" style:font-size-asian="11pt" style:font-name-complex="Arial2" style:font-size-complex="11pt"/>
    </style:style>
    <style:style style:name="P11" style:family="paragraph" style:parent-style-name="List_20_Paragraph" style:list-style-name="WWNum1">
      <style:paragraph-properties fo:margin-top="0in" fo:margin-bottom="0.0835in" loext:contextual-spacing="true" style:line-height-at-least="0.0161in"/>
    </style:style>
    <style:style style:name="T1" style:family="text">
      <style:text-properties fo:font-size="16pt" style:font-size-asian="16pt" style:font-size-complex="16pt"/>
    </style:style>
    <style:style style:name="T2" style:family="text">
      <style:text-properties fo:font-weight="bold" style:font-weight-asian="bold"/>
    </style:style>
    <style:style style:name="T3" style:family="text">
      <style:text-properties style:font-name="Arial" style:font-name-complex="Arial2"/>
    </style:style>
    <style:style style:name="T4" style:family="text">
      <style:text-properties style:font-name="Arial" fo:font-style="italic" style:font-style-asian="italic" style:font-name-complex="Arial2"/>
    </style:style>
    <style:style style:name="T5" style:family="text">
      <style:text-properties style:font-name="Verdana" fo:font-size="10pt" fo:font-style="italic" style:font-size-asian="10pt" style:font-style-asian="italic" style:font-size-complex="10pt" style:font-style-complex="italic"/>
    </style:style>
    <style:style style:name="T6" style:family="text">
      <style:text-properties style:font-name="Verdana" fo:font-size="10pt" fo:font-style="italic" style:font-size-asian="10pt" style:font-style-asian="italic" style:font-name-complex="Arial2" style:font-size-complex="10pt"/>
    </style:style>
    <style:style style:name="T7" style:family="text">
      <style:text-properties style:font-name="Verdana" fo:font-size="10pt" style:font-size-asian="10pt" style:font-size-complex="10pt"/>
    </style:style>
    <style:style style:name="T8" style:family="text">
      <style:text-properties officeooo:rsid="0008b2ac"/>
    </style:style>
    <style:style style:name="fr1"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2"><text:span text:style-name="T1">Vedtægt for Institutionen</text:span></text:p>
      <text:p text:style-name="P2"><text:span text:style-name="T1">Den dansk-franske Børnehave</text:span></text:p>
      <text:p text:style-name="Standard"/>
      <text:p text:style-name="P2"><text:span text:style-name="T2">§1 Institutionens navn &amp; hjemsted</text:span></text:p>
      <text:p text:style-name="Standard">Stk. 1: Institutionens<text:span text:style-name="T3"> navn er </text:span><text:span text:style-name="T4">Den dansk-franske Børnehave</text:span></text:p>
      <text:p text:style-name="Standard">Stk. 2: Institutionens<text:span text:style-name="T3"> hjemsted er Københavns Kommune. Tagensvej 188, København NV</text:span></text:p>
      <text:p text:style-name="Standard"/>
      <text:p text:style-name="P2"><text:span text:style-name="T2">§ 2 Normering</text:span></text:p>
      <text:p text:style-name="Standard">Institutionen er normeret til 22 børnehavebørn.</text:p>
      <text:p text:style-name="P2"><text:span text:style-name="T2">§3 Åbningstider</text:span></text:p>
      <text:p text:style-name="Standard">Stk. 1: Institutionen er åben på alle hverdage kl. 7:00-16:30, undtaget <text:span text:style-name="T8">mandag</text:span>, for hvilken gælder 7:00-17:00, jf. dog stk. 2</text:p>
      <text:p text:style-name="Standard">Stk. 2: Institutionen har lukket 9 dage om året, som placeres som følger: </text:p>
      <text:p text:style-name="Standard">uge 29 (5 dage)</text:p>
      <text:p text:style-name="Standard">de 3 dage før Skærtorsdag</text:p>
      <text:p text:style-name="Standard">dagen efter Kr. Himmelfart</text:p>
      <text:p text:style-name="Standard"><text:s/></text:p>
      <text:p text:style-name="Standard">Stk. 3: Indskrænkning af åbningstiden skal ske med mindst 1 måneds varsel. Udvidelser af åbningstiden kan ske uden varsel. Åbningstiden skal altid minimum være 48 timer om ugen.</text:p>
      <text:p text:style-name="P2"><text:span text:style-name="T2">§ 4 Institutionens formål</text:span></text:p>
      <text:p text:style-name="Standard">Stk. 1: Institutionen drives som privatinstitution i overensstemmelse med den til enhver tid gældende lovgivning på området.</text:p>
      <text:p text:style-name="Standard">Stk.2: Institutionens formål er at stille dagtilbud til rådighed for børn i alderen 3 til 6.</text:p>
      <text:p text:style-name="Standard">Stk. 3: <text:span text:style-name="T3"><text:s/>Institutionens formål er at drive institutionen efter dagtilbudslovens bestemmelser og de til enhver tid gældende love mv., der bestemmer og regulerer drift af dagtilbud. </text:span></text:p>
      <text:p text:style-name="P10"/>
      <text:p text:style-name="P5"><text:soft-page-break/><text:span text:style-name="T3">a) at sikre udmøntningen af de pædagogiske og værdimæssige formål som er:</text:span></text:p>
      <text:list xml:id="list8458189588876455849" text:style-name="WWNum1">
        <text:list-item>
          <text:p text:style-name="P11"><text:span text:style-name="T5">at give børnene de bedste muligheder for at begå sig i fremtidens innovationssamfund</text:span></text:p>
        </text:list-item>
        <text:list-item>
          <text:p text:style-name="P11"><text:span text:style-name="T6">at skabe et miljø af engagerede og dynamiske mennesker, der sikrer den enkeltes ret og pligt til at drive sine talenter til deres fulde potentiale, samt at dyrke det sociale og faglige kompetencesæt der kræves for at kunne indgå i og bidrage til et sådant miljø. Dette miljø anses for værende det centrale element i institutionens virke og den bedst tænkelige start til et livslangt læringsforløb.</text:span></text:p>
        </text:list-item>
      </text:list>
      <text:p text:style-name="P6"/>
      <text:p text:style-name="P5"><text:span text:style-name="T7">b) </text:span><text:span text:style-name="T3">at skabe debat om og deltage i den offentlige debat om børns og unges vilkår samt at støtte og arbejde for udvikling af børn og unges frihed og vilkår.</text:span></text:p>
      <text:p text:style-name="P4"/>
      <text:p text:style-name="P2"><text:span text:style-name="T2">§ 5 Institutionens formue</text:span></text:p>
      <text:p text:style-name="Standard">Institutionens formue er henlagt til at fremme institutionens formål</text:p>
      <text:p text:style-name="Standard"/>
      <text:p text:style-name="P2"><text:span text:style-name="T2">§ 6 Institutionens ledelse</text:span></text:p>
      <text:p text:style-name="Standard">Institutionens ledelse består af:</text:p>
      <text:p text:style-name="Standard">1) en bestyrelse, der varetager den overordnede ledelse af institutionen, herunder den overordnede arbejdsgiverkompetence.</text:p>
      <text:p text:style-name="Standard">2) en leder, der i overensstemmelse med den til enhver tid gældende lovgivning på området og under ansvar for bestyrelsen varetager den daglige ledelse og drift af institutionen</text:p>
      <text:p text:style-name="Standard"/>
      <text:p text:style-name="P2"><text:span text:style-name="T2">§ 7 Bestyrelsen</text:span></text:p>
      <text:p text:style-name="Standard">Stk. 1: Bestyrelsen består af 5-7 medlemmer. 3-5 medlemmer vælges af og blandt forældre til børn i institutionen for en 2-årig periode,. 1 medlem vælges/udpeges af institutionens støtteforening for en to-årig periode og 1 medlem vælges/udpeges af personalet, jf. § 8. Det af personalet udpegede medlem kan ikke være en del af det <text:s/>ledende personale.</text:p>
      <text:p text:style-name="Standard">Stk. 2: For de forældrevalgte medlemmer vælges 2 suppleanter af og blandt forældre til børn i institutionen for en 1-årig periode, jf. § 7</text:p>
      <text:p text:style-name="Standard">Stk. 3: For de 2 ikke-forældrevalgte/udpegede medlemmer udpeges 1 suppleant for en 1-årig periode, jf. § 8</text:p>
      <text:p text:style-name="Standard">Stk. 4: Flertallet i bestyrelsen skal bestå af forældre</text:p>
      <text:p text:style-name="Standard"><text:soft-page-break/></text:p>
      <text:p text:style-name="P2"><text:span text:style-name="T2">§ 8 Valg af forældrevalgte medlemmer og suppleanter</text:span></text:p>
      <text:p text:style-name="Standard">Stk. 1: Bestyrelsen skal i samarbejde med lederen skriftligt indkalde forældre til børn i institutionen til et årligt forældremøde med valg af forældrevalgte medlemmer og/eller suppleanter. Indkaldelsen til forældremødet skal udsendes senest 3 uger forud for mødet, og forældremødet skal afholdes senest ved udgangen af november måned.</text:p>
      <text:p text:style-name="Standard">Stk. 2: Forældre til børn i institutionen er valgbare og har stemmeret ved valgt af forældrevalgte medlemmer og/eller suppleanter.</text:p>
      <text:p text:style-name="Standard">Stk. 3: Personer med forældremyndighed over børn i institutionen er omfattet af ”forældre”.</text:p>
      <text:p text:style-name="Standard">Stk. 4:På forældremødet gennemgås/fremlægges en beretning om arbejdet i/med institutionen fra henholdsvis bestyrelsen og lederen.</text:p>
      <text:p text:style-name="Standard">Stk. 5: Ved afstemningen kan der afgives 1 stemmer pr. familie i institutionen.</text:p>
      <text:p text:style-name="Standard">Stk. 6: Der kan ikke afgives stemmer ved fuldmagt.</text:p>
      <text:p text:style-name="Standard"/>
      <text:p text:style-name="P2"><text:span text:style-name="T2">§ 9 Valg af ikke-forældrevalgte medlemmer og suppleanter</text:span></text:p>
      <text:p text:style-name="Standard">De 2 ikke-forældrevalgte medlemmer vælges/udpeges af personalet og støtteforeningen i henhold til disses respektive retningslinjer.</text:p>
      <text:p text:style-name="Standard"/>
      <text:p text:style-name="P2"><text:span text:style-name="T2">§ 10 Bestyrelsens konstituering</text:span></text:p>
      <text:p text:style-name="Standard">Bestyrelsen konstituerer sig med en formand og eventuelt en næstformand <text:s/>på det førstkommende bestyrelsesmøde efter forældremødet.</text:p>
      <text:p text:style-name="Standard"/>
      <text:p text:style-name="P2"><text:span text:style-name="T2">§ 11 Udtræden af bestyrelsen i løbet af valgperioden</text:span></text:p>
      <text:p text:style-name="Standard">Stk. 1: Bestyrelsens medlemmer kan efter eget ønske udtræde af bestyrelsen i løbet af en valgperiode.</text:p>
      <text:p text:style-name="Standard">Stk. 2: Et forældrevalgt medlem udtræder af bestyrelsen med virkning fra den dato, hvor det pågældende medlem ikke længere har børn i institutionen.</text:p>
      <text:p text:style-name="Standard">Stk. 3: Stk. 1 og stk. 2 gælder også for suppleanter</text:p>
      <text:p text:style-name="Standard">Stk. 4: Ledige poster genbesættes forud for den førstkommende konstituering i overensstemmelse med § 8 og § 9.</text:p>
      <text:p text:style-name="Standard"/>
      <text:p text:style-name="P2"><text:soft-page-break/><text:span text:style-name="T2">§ 12 Bestyrelsens virksomhed</text:span></text:p>
      <text:p text:style-name="Standard">Stk. 1: Bestyrelsen udøver sin virksomhed på møder</text:p>
      <text:p text:style-name="Standard">Stk.2: Bestyrelsen afholder mindst 4 møder om året</text:p>
      <text:p text:style-name="Standard">Stk. 3: Bestyrelsen har kompetence til at træffe beslutninger med deltagelse af mindst halvdelen af dens medlemmer.</text:p>
      <text:p text:style-name="Standard">Stk. 4: Beslutninger træffes ved simpelt flertal.</text:p>
      <text:p text:style-name="Standard">Stk. 5: Der udarbejdes skriftligt mødereferat over mundtlige drøftelser og trufne beslutninger.</text:p>
      <text:p text:style-name="Standard">Stk. 6: Bestyrelsen kan i en forretningsorden fastsætte nærmere regler om sine interne forhold mv.</text:p>
      <text:p text:style-name="Standard"/>
      <text:p text:style-name="P2"><text:span text:style-name="T2">§ 13 Åbenhed omkring bestyrelsens møder</text:span></text:p>
      <text:p text:style-name="Standard">Stk. 1: Institutionens leder og evt. souschef deltager i bestyrelsens møder uden stemmeret</text:p>
      <text:p text:style-name="Standard">Stk. 2: Suppleanter kan deltage i bestyrelsens møde uden stemmeret</text:p>
      <text:p text:style-name="Standard">Stk. 3. Bestyrelsen kan beslutte at indkalde andre relevante personer til sine møder.</text:p>
      <text:p text:style-name="Standard"/>
      <text:p text:style-name="P2"><text:span text:style-name="T2">§ 14 Formandsbeslutninger</text:span></text:p>
      <text:p text:style-name="Standard">Stk. 1: Formanden kan på vegne af bestyrelsen træffe beslutninger i sager af særdeles hastende karakter.</text:p>
      <text:p text:style-name="Standard">Stk. 2: Formanden forelægger sådanne beslutninger til godkendelse på førstkommende bestyrelsesmøde.</text:p>
      <text:p text:style-name="Standard"/>
      <text:p text:style-name="P3"><text:span text:style-name="T2">§ 15 Ansættelse og afskedigelse af institutionens leder og evt. souschef samt andre medarbejdere</text:span></text:p>
      <text:p text:style-name="Standard">Stk. 1: Bestyrelsen ansætter og afskediger institutionens leder og evt. souschef.</text:p>
      <text:p text:style-name="Standard">Stk. 2: Institutionens leder ansætter og afskediger alle andre medarbejdere</text:p>
      <text:p text:style-name="Standard">Stk. 3: Personalesammensætningen skal være ansvarlig og skal som minimum være på niveau med Københavns Kommunes vejledende anbefalinger.</text:p>
      <text:p text:style-name="Standard">Stk. 4: Ved ansættelse af leder, evt. souschef og andre medarbejdere skal der indhentes reference fra tidligere arbejdspladser, børneattest og straffeattest.</text:p>
      <text:p text:style-name="Standard"><text:soft-page-break/>Stk. 5: Aftaler om løn- og ansættelsesvilkår følger de til enhver til gældende overenskomster på området.</text:p>
      <text:p text:style-name="Standard"/>
      <text:p text:style-name="P2"><text:span text:style-name="T2">§ 16 Inhabilitet og tavshedspligt</text:span></text:p>
      <text:p text:style-name="Standard">Stk. 1: For bestyrelsens medlemmer og suppleanter, institutionens leder og evt. souschef samt andre medarbejdere gælder bestemmelserne i forvaltningslovens kapitel 2 om inhabilitet og kapitel 8 om tavshedspligt mv.</text:p>
      <text:p text:style-name="Standard">Stk. 2: Bestyrelsen skal skriftligt orientere bestyrelsens nye medlemmer og suppleanter om den i stk. 1 nævnte tavshedspligt.</text:p>
      <text:p text:style-name="Standard">Stk. 3: Nye medlemmer og suppleanter skal indlevere en kvittering for modtagelsen af orienteringen, jf. stk. 2.</text:p>
      <text:p text:style-name="Standard"/>
      <text:p text:style-name="P2"><text:span text:style-name="T2">§ 17 Forældrebetaling</text:span></text:p>
      <text:p text:style-name="Standard">Stk. 1. Bestyrelsen fastsætter størrelsen af forældrebetalingen</text:p>
      <text:p text:style-name="Standard">Stk. 2: Forældrebetalingen fastsættes med udgangspunkt i de kommunale takster ud fra et princip om, at økonomi ikke må være en hindrende faktor for optagelse.</text:p>
      <text:p text:style-name="Standard">Stk. 3: Forældrebetalingen forfalder til betaling den 1. i måneden.</text:p>
      <text:p text:style-name="Standard"/>
      <text:p text:style-name="P2"><text:span text:style-name="T2">§ 18 Indmeldelse af børn</text:span></text:p>
      <text:p text:style-name="Standard">Stk. 1: Et barn kan optages i institutionen, når der er en ledig plads og barnet har den rette alder.</text:p>
      <text:p text:style-name="Standard">Stk. 2: Hvis et barn har rette alder, og der ikke er en ledig plads i institutionen kan barnet opskrives på institutionens venteliste.</text:p>
      <text:p text:style-name="Standard">Stk.3: Institutionen tilbyder en ledig plads til et barn på ventelisten i overensstemmelse med følgende retningslinjer:</text:p>
      <text:p text:style-name="Standard">1) barnets anciennitet på ventelisten</text:p>
      <text:p text:style-name="Standard">2) søskende til børn, der allerede er i institutionen priorieteres</text:p>
      <text:p text:style-name="Standard">3) <text:s/>at institutionen kan sikre en socialt og kulturelt mangfoldigt sammensat børne- og forældregruppe</text:p>
      <text:p text:style-name="Standard"/>
      <text:p text:style-name="P2"><text:span text:style-name="T2">§ 19 Udmeldelse af børn</text:span></text:p>
      <text:p text:style-name="Standard"><text:soft-page-break/>Stk. 1: Forældre kan udmelde et barn ved at give institutionen skriftlig meddelelse herom med 1 måneds varsel til den 1. måneden.</text:p>
      <text:p text:style-name="Standard">Stk. 2: Bestyrelsen kan i almindelighed opsige et barn med 1 måneds varsel, hvis forældrebetalingen ikke er indbetalt efter fristens udløb. Opsigelsen forudsætter, at institutionen herefter har rykket skriftligt for forældrebetalingen, og at der trods en sådan rykker foreligger en fristoverskridelse på mindst 1 måned.</text:p>
      <text:p text:style-name="Standard"/>
      <text:p text:style-name="P2"><text:span text:style-name="T2">§ 20 Hæftelse</text:span></text:p>
      <text:p text:style-name="Standard">Institutionen hæfter med sin formue for alle institutionens forpligtelser efter dansk rets almindelige regler.</text:p>
      <text:p text:style-name="Standard"/>
      <text:p text:style-name="P2"><text:span text:style-name="T2">§ 21 Tegningsret</text:span></text:p>
      <text:p text:style-name="Standard">Institutionen tegnes af formanden og næstformanden, eller alternativt formanden og to menige bestyrelsesmedlemmer.</text:p>
      <text:p text:style-name="Standard"/>
      <text:p text:style-name="P2"><text:span text:style-name="T2">§ 22 Regnskab</text:span></text:p>
      <text:p text:style-name="Standard">Stk. 1: Institutionens regnskabsår er kalenderåret</text:p>
      <text:p text:style-name="Standard">Stk. 2: Institutionens regnskab revideres af en statsautoriseret revisor</text:p>
      <text:p text:style-name="Standard"/>
      <text:p text:style-name="P2"><text:span text:style-name="T2">§ 24 Nedlæggelse</text:span></text:p>
      <text:p text:style-name="Standard">Stk. 1: Beslutning om nedlæggelse af institutionen kræver tilslutning fra alle medlemmer af bestyrelsen.</text:p>
      <text:p text:style-name="Standard">Stk. 2: I tilfælde af nedlæggelse af institutionen skal dens egenkapital anvendes til sociale formål for børn og unge.</text:p>
      <text:p text:style-name="P2"><text:span text:style-name="T2">§ 23 Ændringer af vedtægten</text:span></text:p>
      <text:p text:style-name="Standard">Stk. 1: Ændringer af vedtægten kræver tilslutning fra mindst 2/3 medlemmer af bestyrelsen.</text:p>
      <text:p text:style-name="Standard">Stk. 2: Vedtægtsændriner skal godkendes på forældremødet.</text:p>
      <text:p text:style-name="Standard">Stk. 2: Vedtægtsændringer skal godkendes af Københavns Kommune.</text:p>
      <text:p text:style-name="Standard"/>
      <text:p text:style-name="P2"><text:span text:style-name="T2">§ 24 Ikrafttræden</text:span></text:p>
      <text:p text:style-name="Standard"><text:soft-page-break/>Stk. 1: Vedtægten trådte i kraft 1. februar 2014</text:p>
      <text:p text:style-name="Standard"/>
      <text:p text:style-name="Standard">Vedtaget på bestyrelsens møde d. 10/03/2014</text:p>
      <text:p text:style-name="Standard"/>
      <text:p text:style-name="Standard"/>
      <text:p text:style-name="Standard">_________________________________</text:p>
      <text:p text:style-name="Standard">Malene Kirkegaard, <text:s/>Formand</text:p>
      <text:p text:style-name="Standard"/>
      <text:p text:style-name="Standard"/>
      <text:p text:style-name="Standard"/>
      <text:p text:style-name="Standard">_________________________________</text:p>
      <text:p text:style-name="Standard">Pia Kelter-Legendre</text:p>
      <text:p text:style-name="Standard"/>
      <text:p text:style-name="Standard"/>
      <text:p text:style-name="Standard"/>
      <text:p text:style-name="Standard">_________________________________</text:p>
      <text:p text:style-name="Standard">Emmanuelle Assenza</text:p>
      <text:p text:style-name="Standard"/>
      <text:p text:style-name="Standard"/>
      <text:p text:style-name="Standard"/>
      <text:p text:style-name="Standard">_________________________________</text:p>
      <text:p text:style-name="Standard">Annie Boisclair</text:p>
      <text:p text:style-name="Standard"/>
      <text:p text:style-name="Standard"/>
      <text:p text:style-name="Standard"/>
      <text:p text:style-name="Standard">_________________________________</text:p>
      <text:p text:style-name="P7">Laurent Moreÿ</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da" fo:country="DK"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style:line-height-at-least="0.0693in">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0693in" fo:margin-bottom="0.0693in" loext:contextual-spacing="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paragraph-properties style:line-height-at-least="0.0693in"/>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Sidehoved_20_Tegn" style:display-name="Sidehoved Tegn" style:family="text" style:parent-style-name="Default_20_Paragraph_20_Font"/>
    <style:style style:name="Sidefod_20_Tegn" style:display-name="Sidefod Tegn" style:family="text" style:parent-style-name="Default_20_Paragraph_20_Font"/>
    <style:style style:name="Markeringsbobletekst_20_Tegn" style:display-name="Markeringsbobletekst Teg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kst_20_Tegn" style:display-name="Kommentartekst Tegn" style:family="text" style:parent-style-name="Default_20_Paragraph_20_Font">
      <style:text-properties style:font-name="Calibri" fo:font-family="Calibri" style:font-family-generic="roman" style:font-pitch="variable" fo:font-size="10pt" style:font-name-asian="Droid Sans Fallback" style:font-family-asian="'Droid Sans Fallback'"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style>
    <style:style style:name="Kommentaremne_20_Tegn" style:display-name="Kommentaremne Tegn" style:family="text" style:parent-style-name="Kommentartekst_20_Tegn">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25in" fo:margin-left="1.405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905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4055in"/>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25in" fo:margin-left="2.905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3.4055in"/>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25in" fo:margin-left="3.9055in"/>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25in" fo:margin-left="4.405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9055in"/>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5.40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8.2681in" fo:page-height="11.6929in" style:num-format="1" style:print-orientation="portrait" fo:margin-top="0.4917in" fo:margin-bottom="1.1811in" fo:margin-left="0.7874in" fo:margin-right="0.7874in" style:writing-mode="lr-tb" style:layout-grid-color="#c0c0c0" style:layout-grid-lines="37" style:layout-grid-base-height="0.222in" style:layout-grid-ruby-height="0.02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page-layout>
  </office:automatic-styles>
  <office:master-styles>
    <style:master-page style:name="Standard" style:page-layout-name="Mpm1">
      <style:header>
        <text:p text:style-name="MP1"><draw:frame draw:style-name="Mfr1" draw:name="Picture" text:anchor-type="char" svg:x="5.5937in" svg:y="-0.2083in" svg:width="0.9in" svg:height="0.7902in" draw:z-index="6"><draw:image xlink:href="Pictures/100002010000005E000000532121E885.png" xlink:type="simple" xlink:show="embed" xlink:actuate="onLoad"/></draw:frame></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09:03:00</meta:creation-date>
    <meta:initial-creator>katrla</meta:initial-creator>
    <meta:print-date>2014-01-23T08:43:00</meta:print-date>
    <dc:date>2015-06-06T09:10:53.557307326</dc:date>
    <meta:editing-cycles>4</meta:editing-cycles>
    <dc:title>Eksempel på en vedtægt for en institution med 1-strenget bestyrelsesmodel</dc:title>
    <meta:editing-duration>PT1M38S</meta:editing-duration>
    <meta:generator>LibreOffice/4.3.3.2$Linux_X86_64 LibreOffice_project/430m0$Build-2</meta:generator>
    <meta:document-statistic meta:table-count="0" meta:image-count="1" meta:object-count="0" meta:page-count="7" meta:paragraph-count="115" meta:word-count="1382" meta:character-count="9380" meta:non-whitespace-character-count="8106"/>
    <meta:template xlink:type="simple" xlink:actuate="onRequest" xlink:title="Normal" xlink:href=""/>
  </office:meta>
</office:document-meta>
</file>